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 style:data-style-name="N158"/>
    <style:style style:name="ce6" style:family="table-cell" style:parent-style-name="Default" style:data-style-name="N158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.278in"/>
    </style:style>
    <style:style style:name="ce9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58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(Nomi come da misure 2022 – I nomi dei target della fronte sono diversi da nomi 2021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 table:number-columns-repeated="3"/>
          <table:table-cell office:value-type="string" calcext:value-type="string">
            <text:p>WGS84 – UTM32N</text:p>
          </table:table-cell>
          <table:table-cell table:number-columns-repeated="3"/>
          <table:table-cell office:value-type="string" calcext:value-type="string">
            <text:p>WGS84 – UTM32N, with F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E’</text:p>
          </table:table-cell>
          <table:table-cell office:value-type="string" calcext:value-type="string">
            <text:p>N’</text:p>
          </table:table-cell>
          <table:table-cell office:value-type="string" calcext:value-type="string">
            <text:p>h’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46.7654" calcext:value-type="float">
            <text:p>146.765</text:p>
          </table:table-cell>
          <table:table-cell table:style-name="ce4" office:value-type="float" office:value="100.0006" calcext:value-type="float">
            <text:p>100.001</text:p>
          </table:table-cell>
          <table:table-cell table:style-name="ce4" office:value-type="float" office:value="88.99196" calcext:value-type="float">
            <text:p>88.992</text:p>
          </table:table-cell>
          <table:table-cell table:style-name="ce4"/>
          <table:table-cell table:style-name="ce4" office:value-type="float" office:value="416647.833" calcext:value-type="float">
            <text:p>416,647.833</text:p>
          </table:table-cell>
          <table:table-cell table:style-name="ce4" office:value-type="float" office:value="5091107.123" calcext:value-type="float">
            <text:p>5,091,107.123</text:p>
          </table:table-cell>
          <table:table-cell table:style-name="ce4" office:value-type="float" office:value="1856.46" calcext:value-type="float">
            <text:p>1,856.460</text:p>
          </table:table-cell>
          <table:table-cell table:style-name="ce4"/>
          <table:table-cell table:style-name="ce4" table:formula="of:=[.F5]-[.$B$17]" office:value-type="float" office:value="16647.833" calcext:value-type="float">
            <text:p>16,647.833</text:p>
          </table:table-cell>
          <table:table-cell table:style-name="ce4" table:formula="of:=[.G5]-[.$C$17]" office:value-type="float" office:value="91107.1229999997" calcext:value-type="float">
            <text:p>91,107.123</text:p>
          </table:table-cell>
          <table:table-cell table:style-name="ce4" table:formula="of:=[.H5]" office:value-type="float" office:value="1856.46" calcext:value-type="float">
            <text:p>1,856.4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167.4933" calcext:value-type="float">
            <text:p>167.493</text:p>
          </table:table-cell>
          <table:table-cell table:style-name="ce4" office:value-type="float" office:value="146.687" calcext:value-type="float">
            <text:p>146.687</text:p>
          </table:table-cell>
          <table:table-cell table:style-name="ce4" office:value-type="float" office:value="66.73523" calcext:value-type="float">
            <text:p>66.735</text:p>
          </table:table-cell>
          <table:table-cell table:style-name="ce4"/>
          <table:table-cell table:style-name="ce4" office:value-type="float" office:value="416629.482" calcext:value-type="float">
            <text:p>416,629.482</text:p>
          </table:table-cell>
          <table:table-cell table:style-name="ce4" office:value-type="float" office:value="5091154.764" calcext:value-type="float">
            <text:p>5,091,154.764</text:p>
          </table:table-cell>
          <table:table-cell table:style-name="ce4" office:value-type="float" office:value="1834.203" calcext:value-type="float">
            <text:p>1,834.203</text:p>
          </table:table-cell>
          <table:table-cell table:style-name="ce4"/>
          <table:table-cell table:style-name="ce4" table:formula="of:=[.F6]-[.$B$17]" office:value-type="float" office:value="16629.482" calcext:value-type="float">
            <text:p>16,629.482</text:p>
          </table:table-cell>
          <table:table-cell table:style-name="ce4" table:formula="of:=[.G6]-[.$C$17]" office:value-type="float" office:value="91154.7640000004" calcext:value-type="float">
            <text:p>91,154.764</text:p>
          </table:table-cell>
          <table:table-cell table:style-name="ce4" table:formula="of:=[.H6]" office:value-type="float" office:value="1834.203" calcext:value-type="float">
            <text:p>1,834.2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office:value-type="float" office:value="99.9995" calcext:value-type="float">
            <text:p>100.000</text:p>
          </table:table-cell>
          <table:table-cell table:style-name="ce4" office:value-type="float" office:value="99.9989" calcext:value-type="float">
            <text:p>99.999</text:p>
          </table:table-cell>
          <table:table-cell table:style-name="ce4" office:value-type="float" office:value="100.0201" calcext:value-type="float">
            <text:p>100.020</text:p>
          </table:table-cell>
          <table:table-cell table:style-name="ce4"/>
          <table:table-cell table:style-name="ce4" office:value-type="float" office:value="416614.796" calcext:value-type="float">
            <text:p>416,614.796</text:p>
          </table:table-cell>
          <table:table-cell table:style-name="ce4" office:value-type="float" office:value="5091074.069" calcext:value-type="float">
            <text:p>5,091,074.069</text:p>
          </table:table-cell>
          <table:table-cell table:style-name="ce4" office:value-type="float" office:value="1867.487" calcext:value-type="float">
            <text:p>1,867.487</text:p>
          </table:table-cell>
          <table:table-cell table:style-name="ce4"/>
          <table:table-cell table:style-name="ce4" table:formula="of:=[.F7]-[.$B$17]" office:value-type="float" office:value="16614.796" calcext:value-type="float">
            <text:p>16,614.796</text:p>
          </table:table-cell>
          <table:table-cell table:style-name="ce4" table:formula="of:=[.G7]-[.$C$17]" office:value-type="float" office:value="91074.0690000001" calcext:value-type="float">
            <text:p>91,074.069</text:p>
          </table:table-cell>
          <table:table-cell table:style-name="ce4" table:formula="of:=[.H7]" office:value-type="float" office:value="1867.487" calcext:value-type="float">
            <text:p>1,867.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109.3794" calcext:value-type="float">
            <text:p>109.379</text:p>
          </table:table-cell>
          <table:table-cell table:style-name="ce4" office:value-type="float" office:value="155.0236" calcext:value-type="float">
            <text:p>155.024</text:p>
          </table:table-cell>
          <table:table-cell table:style-name="ce4" office:value-type="float" office:value="68.6832" calcext:value-type="float">
            <text:p>68.683</text:p>
          </table:table-cell>
          <table:table-cell table:style-name="ce4"/>
          <table:table-cell table:style-name="ce4" office:value-type="float" office:value="416582.529" calcext:value-type="float">
            <text:p>416,582.529</text:p>
          </table:table-cell>
          <table:table-cell table:style-name="ce4" office:value-type="float" office:value="5091119.576" calcext:value-type="float">
            <text:p>5,091,119.576</text:p>
          </table:table-cell>
          <table:table-cell table:style-name="ce4" office:value-type="float" office:value="1836.15" calcext:value-type="float">
            <text:p>1,836.150</text:p>
          </table:table-cell>
          <table:table-cell table:style-name="ce4"/>
          <table:table-cell table:style-name="ce4" table:formula="of:=[.F8]-[.$B$17]" office:value-type="float" office:value="16582.529" calcext:value-type="float">
            <text:p>16,582.529</text:p>
          </table:table-cell>
          <table:table-cell table:style-name="ce4" table:formula="of:=[.G8]-[.$C$17]" office:value-type="float" office:value="91119.5760000004" calcext:value-type="float">
            <text:p>91,119.576</text:p>
          </table:table-cell>
          <table:table-cell table:style-name="ce4" table:formula="of:=[.H8]" office:value-type="float" office:value="1836.15" calcext:value-type="float">
            <text:p>1,836.150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table:style-name="ce4" office:value-type="float" office:value="-499.8337" calcext:value-type="float">
            <text:p>-499.834</text:p>
          </table:table-cell>
          <table:table-cell table:style-name="ce4" office:value-type="float" office:value="402.1374" calcext:value-type="float">
            <text:p>402.137</text:p>
          </table:table-cell>
          <table:table-cell table:style-name="ce4" office:value-type="float" office:value="240.2068" calcext:value-type="float">
            <text:p>240.207</text:p>
          </table:table-cell>
          <table:table-cell table:style-name="ce4"/>
          <table:table-cell table:style-name="ce4" office:value-type="float" office:value="415977.431" calcext:value-type="float">
            <text:p>415,977.431</text:p>
          </table:table-cell>
          <table:table-cell table:style-name="ce4" office:value-type="float" office:value="5090863.486" calcext:value-type="float">
            <text:p>5,090,863.486</text:p>
          </table:table-cell>
          <table:table-cell table:style-name="ce4" office:value-type="float" office:value="2007.7259" calcext:value-type="float">
            <text:p>2,007.726</text:p>
          </table:table-cell>
          <table:table-cell table:style-name="ce4"/>
          <table:table-cell table:style-name="ce4" table:formula="of:=[.F9]-[.$B$17]" office:value-type="float" office:value="15977.431" calcext:value-type="float">
            <text:p>15,977.431</text:p>
          </table:table-cell>
          <table:table-cell table:style-name="ce4" table:formula="of:=[.G9]-[.$C$17]" office:value-type="float" office:value="90863.4859999996" calcext:value-type="float">
            <text:p>90,863.486</text:p>
          </table:table-cell>
          <table:table-cell table:style-name="ce4" table:formula="of:=[.H9]" office:value-type="float" office:value="2007.7259" calcext:value-type="float">
            <text:p>2,007.726</text:p>
          </table:table-cell>
        </table:table-row>
        <table:table-row table:style-name="ro1">
          <table:table-cell office:value-type="string" calcext:value-type="string">
            <text:p>TAB3</text:p>
          </table:table-cell>
          <table:table-cell table:style-name="ce4" office:value-type="float" office:value="-302.8001" calcext:value-type="float">
            <text:p>-302.800</text:p>
          </table:table-cell>
          <table:table-cell table:style-name="ce4" office:value-type="float" office:value="442.9608" calcext:value-type="float">
            <text:p>442.961</text:p>
          </table:table-cell>
          <table:table-cell table:style-name="ce4" office:value-type="float" office:value="221.8199" calcext:value-type="float">
            <text:p>221.820</text:p>
          </table:table-cell>
          <table:table-cell table:style-name="ce4"/>
          <table:table-cell table:style-name="ce4" office:value-type="float" office:value="416087.7726" calcext:value-type="float">
            <text:p>416,087.773</text:p>
          </table:table-cell>
          <table:table-cell table:style-name="ce4" office:value-type="float" office:value="5091031.639" calcext:value-type="float">
            <text:p>5,091,031.639</text:p>
          </table:table-cell>
          <table:table-cell table:style-name="ce4" office:value-type="float" office:value="1989.3343" calcext:value-type="float">
            <text:p>1,989.334</text:p>
          </table:table-cell>
          <table:table-cell table:style-name="ce4"/>
          <table:table-cell table:style-name="ce4" table:formula="of:=[.F10]-[.$B$17]" office:value-type="float" office:value="16087.7726" calcext:value-type="float">
            <text:p>16,087.773</text:p>
          </table:table-cell>
          <table:table-cell table:style-name="ce4" table:formula="of:=[.G10]-[.$C$17]" office:value-type="float" office:value="91031.6390000004" calcext:value-type="float">
            <text:p>91,031.639</text:p>
          </table:table-cell>
          <table:table-cell table:style-name="ce4" table:formula="of:=[.H10]" office:value-type="float" office:value="1989.3343" calcext:value-type="float">
            <text:p>1,989.33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4" office:value-type="float" office:value="49.6488" calcext:value-type="float">
            <text:p>49.649</text:p>
          </table:table-cell>
          <table:table-cell table:style-name="ce4" office:value-type="float" office:value="192.0875" calcext:value-type="float">
            <text:p>192.088</text:p>
          </table:table-cell>
          <table:table-cell table:style-name="ce4" office:value-type="float" office:value="71.7466" calcext:value-type="float">
            <text:p>71.747</text:p>
          </table:table-cell>
          <table:table-cell table:style-name="ce4"/>
          <table:table-cell table:style-name="ce4" office:value-type="float" office:value="416548.7454" calcext:value-type="float">
            <text:p>416,548.745</text:p>
          </table:table-cell>
          <table:table-cell table:style-name="ce4" office:value-type="float" office:value="5091098.0935" calcext:value-type="float">
            <text:p>5,091,098.094</text:p>
          </table:table-cell>
          <table:table-cell table:style-name="ce4" office:value-type="float" office:value="1843.4658" calcext:value-type="float">
            <text:p>1,843.466</text:p>
          </table:table-cell>
          <table:table-cell table:style-name="ce4"/>
          <table:table-cell table:style-name="ce4" table:formula="of:=[.F11]-[.$B$17]" office:value-type="float" office:value="16548.7454" calcext:value-type="float">
            <text:p>16,548.745</text:p>
          </table:table-cell>
          <table:table-cell table:style-name="ce4" table:formula="of:=[.G11]-[.$C$17]" office:value-type="float" office:value="91098.0935000004" calcext:value-type="float">
            <text:p>91,098.094</text:p>
          </table:table-cell>
          <table:table-cell table:style-name="ce4" table:formula="of:=[.H11]" office:value-type="float" office:value="1843.4658" calcext:value-type="float">
            <text:p>1,843.466</text:p>
          </table:table-cell>
        </table:table-row>
        <table:table-row table:style-name="ro1">
          <table:table-cell office:value-type="string" calcext:value-type="string">
            <text:p>F1BIS</text:p>
          </table:table-cell>
          <table:table-cell table:style-name="ce4" office:value-type="float" office:value="53.2401" calcext:value-type="float">
            <text:p>53.240</text:p>
          </table:table-cell>
          <table:table-cell table:style-name="ce4" office:value-type="float" office:value="163.0449" calcext:value-type="float">
            <text:p>163.045</text:p>
          </table:table-cell>
          <table:table-cell table:style-name="ce4" office:value-type="float" office:value="78.296" calcext:value-type="float">
            <text:p>78.296</text:p>
          </table:table-cell>
          <table:table-cell table:style-name="ce4"/>
          <table:table-cell table:style-name="ce4" office:value-type="float" office:value="416536.8972" calcext:value-type="float">
            <text:p>416,536.897</text:p>
          </table:table-cell>
          <table:table-cell table:style-name="ce4" office:value-type="float" office:value="5091085.4863" calcext:value-type="float">
            <text:p>5,091,085.486</text:p>
          </table:table-cell>
          <table:table-cell table:style-name="ce4" office:value-type="float" office:value="1845.712" calcext:value-type="float">
            <text:p>1,845.712</text:p>
          </table:table-cell>
          <table:table-cell table:style-name="ce4"/>
          <table:table-cell table:style-name="ce4" table:formula="of:=[.F12]-[.$B$17]" office:value-type="float" office:value="16536.8972" calcext:value-type="float">
            <text:p>16,536.897</text:p>
          </table:table-cell>
          <table:table-cell table:style-name="ce4" table:formula="of:=[.G12]-[.$C$17]" office:value-type="float" office:value="91085.4863" calcext:value-type="float">
            <text:p>91,085.486</text:p>
          </table:table-cell>
          <table:table-cell table:style-name="ce4" table:formula="of:=[.H12]" office:value-type="float" office:value="1845.712" calcext:value-type="float">
            <text:p>1,845.7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4" office:value-type="float" office:value="49.6488" calcext:value-type="float">
            <text:p>49.649</text:p>
          </table:table-cell>
          <table:table-cell table:style-name="ce4" office:value-type="float" office:value="192.0875" calcext:value-type="float">
            <text:p>192.088</text:p>
          </table:table-cell>
          <table:table-cell table:style-name="ce4" office:value-type="float" office:value="71.7466" calcext:value-type="float">
            <text:p>71.747</text:p>
          </table:table-cell>
          <table:table-cell table:style-name="ce4"/>
          <table:table-cell table:style-name="ce4" office:value-type="float" office:value="416514.0983" calcext:value-type="float">
            <text:p>416,514.098</text:p>
          </table:table-cell>
          <table:table-cell table:style-name="ce4" office:value-type="float" office:value="5091103.5718" calcext:value-type="float">
            <text:p>5,091,103.572</text:p>
          </table:table-cell>
          <table:table-cell table:style-name="ce4" office:value-type="float" office:value="1839.1975" calcext:value-type="float">
            <text:p>1,839.198</text:p>
          </table:table-cell>
          <table:table-cell table:style-name="ce4"/>
          <table:table-cell table:style-name="ce4" table:formula="of:=[.F13]-[.$B$17]" office:value-type="float" office:value="16514.0983" calcext:value-type="float">
            <text:p>16,514.098</text:p>
          </table:table-cell>
          <table:table-cell table:style-name="ce4" table:formula="of:=[.G13]-[.$C$17]" office:value-type="float" office:value="91103.5718" calcext:value-type="float">
            <text:p>91,103.572</text:p>
          </table:table-cell>
          <table:table-cell table:style-name="ce4" table:formula="of:=[.H13]" office:value-type="float" office:value="1839.1975" calcext:value-type="float">
            <text:p>1,839.198</text:p>
          </table:table-cell>
        </table:table-row>
        <table:table-row table:style-name="ro1">
          <table:table-cell/>
          <table:table-cell table:style-name="ce4" table:number-columns-repeated="11"/>
        </table:table-row>
        <table:table-row table:style-name="ro1">
          <table:table-cell/>
          <table:table-cell table:style-name="ce6" table:number-columns-repeated="3"/>
          <table:table-cell table:style-name="ce4"/>
          <table:table-cell table:style-name="ce9" table:number-columns-repeated="3"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LSA ORIGINE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0" calcext:value-type="float">
            <text:p>50000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ototraslazione con fattore di scala ([PointPairRegistration] <text:s/>with Cloud Compar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ZA FALSA ORIGINE</text:p>
          </table:table-cell>
          <table:table-cell table:number-columns-repeated="4"/>
          <table:table-cell office:value-type="string" calcext:value-type="string">
            <text:p>CON FALSA ORIG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:</text:p>
          </table:table-cell>
          <table:table-cell office:value-type="float" office:value="0.999462" calcext:value-type="float">
            <text:p>0.999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 RMS:</text:p>
          </table:table-cell>
          <table:table-cell office:value-type="float" office:value="0.00463786" calcext:value-type="float">
            <text:p>0.0046378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pplied transformation matrix:</text:p>
          </table:table-cell>
          <table:table-cell table:number-columns-repeated="11"/>
        </table:table-row>
        <table:table-row table:style-name="ro1">
          <table:table-cell office:value-type="float" office:value="0.706579327583" calcext:value-type="float">
            <text:p>0.706579327583</text:p>
          </table:table-cell>
          <table:table-cell office:value-type="float" office:value="-0.706873714924" calcext:value-type="float">
            <text:p>-0.706873714924</text:p>
          </table:table-cell>
          <table:table-cell office:value-type="float" office:value="-0.000126001149" calcext:value-type="float">
            <text:p>-0.000126001149</text:p>
          </table:table-cell>
          <table:table-cell table:style-name="ce2" office:value-type="float" office:value="16614.8330078125" calcext:value-type="float">
            <text:p>16614.8330078125</text:p>
          </table:table-cell>
          <table:table-cell/>
          <table:table-cell table:formula="of:=[.A25]" office:value-type="float" office:value="0.706579327583" calcext:value-type="float">
            <text:p>0.706579327583</text:p>
          </table:table-cell>
          <table:table-cell table:formula="of:=[.B25]" office:value-type="float" office:value="-0.706873714924" calcext:value-type="float">
            <text:p>-0.706873714924</text:p>
          </table:table-cell>
          <table:table-cell table:formula="of:=[.C25]" office:value-type="float" office:value="-0.000126001149" calcext:value-type="float">
            <text:p>-0.000126001149</text:p>
          </table:table-cell>
          <table:table-cell table:style-name="ce5" table:formula="of:=[.D25]+[.$B$17]" office:value-type="float" office:value="416614.833007812" calcext:value-type="float">
            <text:p>416,614.833</text:p>
          </table:table-cell>
          <table:table-cell table:number-columns-repeated="3"/>
        </table:table-row>
        <table:table-row table:style-name="ro1">
          <table:table-cell office:value-type="float" office:value="0.706873714924" calcext:value-type="float">
            <text:p>0.706873714924</text:p>
          </table:table-cell>
          <table:table-cell office:value-type="float" office:value="0.706579267979" calcext:value-type="float">
            <text:p>0.706579267979</text:p>
          </table:table-cell>
          <table:table-cell office:value-type="float" office:value="0.000202054813" calcext:value-type="float">
            <text:p>0.000202054813</text:p>
          </table:table-cell>
          <table:table-cell table:style-name="ce2" office:value-type="float" office:value="90932.7057113648" calcext:value-type="float">
            <text:p>90932.7057113648</text:p>
          </table:table-cell>
          <table:table-cell/>
          <table:table-cell table:formula="of:=[.A26]" office:value-type="float" office:value="0.706873714924" calcext:value-type="float">
            <text:p>0.706873714924</text:p>
          </table:table-cell>
          <table:table-cell table:formula="of:=[.B26]" office:value-type="float" office:value="0.706579267979" calcext:value-type="float">
            <text:p>0.706579267979</text:p>
          </table:table-cell>
          <table:table-cell table:formula="of:=[.C26]" office:value-type="float" office:value="0.000202054813" calcext:value-type="float">
            <text:p>0.000202054813</text:p>
          </table:table-cell>
          <table:table-cell table:style-name="ce5" table:formula="of:=[.D26]+[.C17]" office:value-type="float" office:value="5090932.70571136" calcext:value-type="float">
            <text:p>5,090,932.706</text:p>
          </table:table-cell>
          <table:table-cell table:number-columns-repeated="3"/>
        </table:table-row>
        <table:table-row table:style-name="ro1">
          <table:table-cell office:value-type="float" office:value="-0.000053826374" calcext:value-type="float">
            <text:p>-0.000053826374</text:p>
          </table:table-cell>
          <table:table-cell office:value-type="float" office:value="-0.000231959391" calcext:value-type="float">
            <text:p>-0.000231959391</text:p>
          </table:table-cell>
          <table:table-cell office:value-type="float" office:value="0.999462246895" calcext:value-type="float">
            <text:p>0.999462246895</text:p>
          </table:table-cell>
          <table:table-cell table:style-name="ce2" office:value-type="float" office:value="1767.54711914063" calcext:value-type="float">
            <text:p>1767.54711914063</text:p>
          </table:table-cell>
          <table:table-cell/>
          <table:table-cell table:formula="of:=[.A27]" office:value-type="float" office:value="-0.000053826374" calcext:value-type="float">
            <text:p>-0.000053826374</text:p>
          </table:table-cell>
          <table:table-cell table:formula="of:=[.B27]" office:value-type="float" office:value="-0.000231959391" calcext:value-type="float">
            <text:p>-0.000231959391</text:p>
          </table:table-cell>
          <table:table-cell table:formula="of:=[.C27]" office:value-type="float" office:value="0.999462246895" calcext:value-type="float">
            <text:p>0.999462246895</text:p>
          </table:table-cell>
          <table:table-cell table:style-name="ce5" table:formula="of:=[.D27]" office:value-type="float" office:value="1767.54711914063" calcext:value-type="float">
            <text:p>1,767.54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" office:value-type="float" office:value="0" calcext:value-type="float">
            <text:p>0</text:p>
          </table:table-cell>
          <table:table-cell table:formula="of:=[.B28]" office:value-type="float" office:value="0" calcext:value-type="float">
            <text:p>0</text:p>
          </table:table-cell>
          <table:table-cell table:formula="of:=[.C28]" office:value-type="float" office:value="0" calcext:value-type="float">
            <text:p>0</text:p>
          </table:table-cell>
          <table:table-cell table:style-name="ce5" table:formula="of:=[.D28]" office:value-type="float" office:value="1" calcext:value-type="float">
            <text:p>1.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xis-angle transformation C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xis</text:p>
          </table:table-cell>
          <table:table-cell office:value-type="float" office:value="-0.000307" calcext:value-type="float">
            <text:p>-0.000307</text:p>
          </table:table-cell>
          <table:table-cell office:value-type="float" office:value="-0.000051" calcext:value-type="float">
            <text:p>-0.0000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45.064485" calcext:value-type="float">
            <text:p>45.064485</text:p>
          </table:table-cell>
          <table:table-cell office:value-type="string" calcext:value-type="string">
            <text:p>de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nter</text:p>
          </table:table-cell>
          <table:table-cell table:style-name="ce1" office:value-type="float" office:value="16614.8330078125" calcext:value-type="float">
            <text:p>16614.8330078125</text:p>
          </table:table-cell>
          <table:table-cell table:style-name="ce1" office:value-type="float" office:value="90932.7057113648" calcext:value-type="float">
            <text:p>90932.7057113648</text:p>
          </table:table-cell>
          <table:table-cell table:style-name="ce1" office:value-type="float" office:value="1767.54711914063" calcext:value-type="float">
            <text:p>1767.54711914063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4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">
      <number:number number:decimal-places="1" number:min-decimal-places="1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5">
      <number:number number:decimal-places="4" number:min-decimal-places="4" number:min-integer-digits="1"/>
    </number:number-style>
    <number:date-style style:name="N149">
      <number:day number:style="long"/>
      <number:text>-</number:text>
      <number:month number:textual="true"/>
    </number:date-style>
    <number:date-style style:name="N148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58">
      <number:number number:decimal-places="3" number:min-decimal-places="3" number:min-integer-digits="1" number:grouping="true"/>
    </number:number-style>
    <number:number-style style:name="N12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4">
      <number:number number:decimal-places="5" number:min-decimal-places="5" number:min-integer-digits="1"/>
    </number:number-style>
    <number:time-style style:name="N125">
      <number:minutes number:style="long"/>
      <number:text>:</number:text>
      <number:seconds number:style="long"/>
    </number:time-style>
    <number:number-style style:name="N153">
      <number:number number:decimal-places="6" number:min-decimal-places="6" number:min-integer-digits="1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number number:decimal-places="7" number:min-decimal-places="7" number:min-integer-digits="1"/>
    </number:number-style>
    <number:time-style style:name="N123">
      <number:minutes number:style="long"/>
      <number:text>:</number:text>
      <number:seconds number:style="long" number:decimal-places="1"/>
    </number:time-style>
    <number:number-style style:name="N151">
      <number:number number:decimal-places="8" number:min-decimal-places="8" number:min-integer-digits="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6:40:02.601201362</meta:creation-date>
    <meta:editing-duration>PT2M59S</meta:editing-duration>
    <meta:editing-cycles>3</meta:editing-cycles>
    <meta:generator>LibreOffice/7.3.7.2$Linux_X86_64 LibreOffice_project/30$Build-2</meta:generator>
    <dc:date>2023-02-17T17:16:30.485044957</dc:date>
    <meta:document-statistic meta:table-count="1" meta:cell-count="160" meta:object-count="0"/>
    <meta:user-defined meta:name="qrichtext">1</meta:user-defined>
  </office:meta>
</office:document-meta>
</file>